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7.91mm" svg:height="140.77mm" svg:x="175.59mm" svg:y="18.33mm">
            <loext:p draw:notify-on-update-of-ranges="Sheet1.E15:Sheet1.F15 Sheet1.E16:Sheet1.F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formula="of:=COS([.$E$19])*[.$E$18]" office:value-type="float" office:value="4.69846310392954" calcext:value-type="float">
            <text:p>4.6984631039</text:p>
          </table:table-cell>
          <table:table-cell office:value-type="string" calcext:value-type="string">
            <text:p>c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SIN([.$E$19])*[.$E$18]" office:value-type="float" office:value="1.71010071662834" calcext:value-type="float">
            <text:p>1.7101007166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dians</text:p>
          </table:table-cell>
          <table:table-cell table:formula="of:=[.E20]*2*PI()/360" office:value-type="float" office:value="0.349065850398866" calcext:value-type="float">
            <text:p>0.34906585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gree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08:37:00.231914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2:38:08.052834517</meta:creation-date>
    <dc:date>2016-11-04T08:37:12.051027347</dc:date>
    <meta:editing-duration>PT5M58S</meta:editing-duration>
    <meta:editing-cycles>2</meta:editing-cycles>
    <meta:generator>LibreOffice/5.1.4.2$Linux_X86_64 LibreOffice_project/10m0$Build-2</meta:generator>
    <meta:document-statistic meta:table-count="1" meta:cell-count="1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-6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92cm" svg:height="14.078cm" xlink:href=".." xlink:type="simple" chart:class="chart:scatter" chart:style-name="ch1">
        <chart:plot-area chart:style-name="ch2" table:cell-range-address="Sheet1.E15:Sheet1.F16" svg:x="0.315cm" svg:y="0.281cm" svg:width="15.162cm" svg:height="13.516cm">
          <chartooo:coordinate-region svg:x="0.474cm" svg:y="0.481cm" svg:width="14.902cm" svg:height="12.6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16:Sheet1.F16" chart:class="chart:scatter">
            <chart:domain table:cell-range-address="Sheet1.E15:Sheet1.F15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E15:Sheet1.F15</svg:desc>
                </draw:g>
              </table:table-cell>
              <table:table-cell office:value-type="float" office:value="4.69846310392954">
                <text:p>4.69846310392954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E16:Sheet1.F16</svg:desc>
                </draw:g>
              </table:table-cell>
              <table:table-cell office:value-type="float" office:value="1.71010071662834">
                <text:p>1.710100716628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